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20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03-05-05">
            <text:p>05/05/0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 style:data-style-name="N2" text:time-value="0000-00-00T11:04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6$Linux_x86 LibreOffice_project/360m1$Build-2</meta:generator>
    <dc:date>2013-05-09T11:07:17</dc:date>
    <dc:creator>root </dc:creator>
    <meta:editing-duration>PT38S</meta:editing-duration>
    <meta:editing-cycles>11</meta:editing-cycles>
    <meta:document-statistic meta:table-count="1" meta:cell-count="55" meta:object-count="0"/>
  </office:meta>
</office:document-meta>
</file>